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fo:margin-bottom="0in" fo:line-height="100%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5" style:parent-style-name="Normal" style:family="paragraph">
      <style:paragraph-properties style:text-autospace="none" fo:margin-bottom="0in" fo:line-height="100%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<text:s text:c="12"/></text:span><text:span text:style-name="T3">#### IMPORTS ####</text:span></text:p>
      <text:p text:style-name="P4"/>
      <text:p text:style-name="P5"><text:span text:style-name="T6">from</text:span><text:span text:style-name="T7"><text:s/></text:span><text:span text:style-name="T8">sklearn</text:span><text:span text:style-name="T9">.</text:span><text:span text:style-name="T10">linear_model</text:span><text:span text:style-name="T11"><text:s/></text:span><text:span text:style-name="T12">import</text:span><text:span text:style-name="T13"><text:s/></text:span><text:span text:style-name="T14">SGDClassifier</text:span></text:p>
      <text:p text:style-name="P15"><text:span text:style-name="T16">from</text:span><text:span text:style-name="T17"><text:s/></text:span><text:span text:style-name="T18">sklearn</text:span><text:span text:style-name="T19">.</text:span><text:span text:style-name="T20">model_selection</text:span><text:span text:style-name="T21"><text:s/></text:span><text:span text:style-name="T22">import</text:span><text:span text:style-name="T23"><text:s/>train_test_split</text:span></text:p>
      <text:p text:style-name="P24"><text:span text:style-name="T25">from</text:span><text:span text:style-name="T26"><text:s/></text:span><text:span text:style-name="T27">sklearn</text:span><text:span text:style-name="T28">.</text:span><text:span text:style-name="T29">datasets</text:span><text:span text:style-name="T30"><text:s/></text:span><text:span text:style-name="T31">import</text:span><text:span text:style-name="T32"><text:s/>load_iris</text:span></text:p>
      <text:p text:style-name="P33"/>
      <text:p text:style-name="P34"><text:span text:style-name="T35"><text:s text:c="12"/></text:span><text:span text:style-name="T36">#### MAIN EXECUTABLE ####</text:span></text:p>
      <text:p text:style-name="P37"/>
      <text:p text:style-name="P38"><text:span text:style-name="T39">if</text:span><text:span text:style-name="T40"><text:s/>__name__ ==<text:s/></text:span><text:span text:style-name="T41">'__main__'</text:span><text:span text:style-name="T42">:</text:span></text:p>
      <text:p text:style-name="P43"/>
      <text:p text:style-name="P44"><text:span text:style-name="T45"><text:s text:c="4"/></text:span><text:span text:style-name="T46"># load in data set - IRIS</text:span></text:p>
      <text:p text:style-name="P47"><text:s text:c="4"/>IRIS = load_iris()</text:p>
      <text:p text:style-name="P48"><text:span text:style-name="T49"><text:s text:c="4"/>X,y = IRIS[</text:span><text:span text:style-name="T50">'data'</text:span><text:span text:style-name="T51">],IRIS[</text:span><text:span text:style-name="T52">'target'</text:span><text:span text:style-name="T53">]</text:span></text:p>
      <text:p text:style-name="P54"/>
      <text:p text:style-name="P55"><text:span text:style-name="T56"><text:s text:c="4"/></text:span><text:span text:style-name="T57"># create instance of SGD Classifier object</text:span></text:p>
      <text:p text:style-name="Normal"><text:span text:style-name="T58"><text:s text:c="4"/>sgd_clf =<text:s/></text:span><text:span text:style-name="T59">SGDClassifier</text:span><text:span text:style-name="T60">(random_state=0,max_iter=1000,tol=1e-3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ndon Buell</meta:initial-creator>
    <dc:creator>Landon Buell</dc:creator>
    <meta:creation-date>2020-02-18T18:10:00Z</meta:creation-date>
    <dc:date>2020-02-18T18:10:00Z</dc:date>
    <meta:template xlink:href="Normal" xlink:type="simple"/>
    <meta:editing-cycles>1</meta:editing-cycles>
    <meta:editing-duration>PT0S</meta:editing-duration>
    <meta:document-statistic meta:page-count="1" meta:paragraph-count="1" meta:word-count="66" meta:character-count="443" meta:row-count="3" meta:non-whitespace-character-count="378"/>
  </office:meta>
</office:document-meta>
</file>